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VM mit 18k Trainingsdaten, 3k Testdaten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ar: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rbf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ol</text:p>
          </table:table-cell>
          <table:table-cell table:style-name="ce3" office:value-type="string" calcext:value-type="string">
            <text:p>detectionrate</text:p>
          </table:table-cell>
          <table:table-cell table:number-columns-repeated="2"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ol</text:p>
          </table:table-cell>
          <table:table-cell table:style-name="ce3" office:value-type="string" calcext:value-type="string">
            <text:p>detection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3" calcext:value-type="float">
            <text:p>0,83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oly2: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poly4:</text:p>
          </table:table-cell>
          <table:table-cell table:number-columns-repeated="4"/>
          <table:table-cell office:value-type="string" calcext:value-type="string">
            <text:p>poly9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f</text:p>
          </table:table-cell>
          <table:table-cell table:style-name="ce1" office:value-type="string" calcext:value-type="string">
            <text:p>tol</text:p>
          </table:table-cell>
          <table:table-cell table:style-name="ce3" office:value-type="string" calcext:value-type="string">
            <text:p>detectionrate</text:p>
          </table:table-cell>
          <table:table-cell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ol</text:p>
          </table:table-cell>
          <table:table-cell table:style-name="ce3" office:value-type="string" calcext:value-type="string">
            <text:p>detectionrate</text:p>
          </table:table-cell>
          <table:table-cell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ol</text:p>
          </table:table-cell>
          <table:table-cell table:style-name="ce3" office:value-type="string" calcext:value-type="string">
            <text:p>detectionrate</text:p>
          </table:table-cell>
        </table:table-row>
        <table:table-row table:style-name="ro1">
          <table:table-cell/>
          <table:table-cell table:style-name="ce2" office:value-type="float" office:value="0.00001" calcext:value-type="float">
            <text:p>1,00E-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87" calcext:value-type="float">
            <text:p>0,87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63" calcext:value-type="float">
            <text:p>0,6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4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56" calcext:value-type="float">
            <text:p>0,56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81" calcext:value-type="float">
            <text:p>0,81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42" calcext:value-type="float">
            <text:p>0,42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3" calcext:value-type="float">
            <text:p>0,9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4" calcext:value-type="float">
            <text:p>0,94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-100" calcext:value-type="float">
            <text:p>-10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5" calcext:value-type="float">
            <text:p>0,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87" calcext:value-type="float">
            <text:p>0,87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4" calcext:value-type="float">
            <text:p>0,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4" calcext:value-type="float">
            <text:p>0,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87" calcext:value-type="float">
            <text:p>0,87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6" calcext:value-type="float">
            <text:p>0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43" calcext:value-type="float">
            <text:p>0,4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87" calcext:value-type="float">
            <text:p>0,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6" calcext:value-type="float">
            <text:p>0,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5" office:value-type="float" office:value="0.94" calcext:value-type="float">
            <text:p>0,9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4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6" calcext:value-type="float">
            <text:p>0,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3" calcext:value-type="float">
            <text:p>0,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.62" calcext:value-type="float">
            <text:p>0,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,00E-03</text:p>
          </table:table-cell>
          <table:table-cell table:style-name="ce5" office:value-type="float" office:value="0.96" calcext:value-type="float">
            <text:p>0,9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.00.0000</text:date>, <text:time style:data-style-name="N2" text:time-value="20:08:15.6240928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21:20.123524447</meta:creation-date>
    <dc:date>2019-01-28T20:26:26.077117200</dc:date>
    <meta:editing-duration>PT10M1S</meta:editing-duration>
    <meta:editing-cycles>2</meta:editing-cycles>
    <meta:generator>LibreOffice/5.1.6.2$Linux_X86_64 LibreOffice_project/10m0$Build-2</meta:generator>
    <meta:document-statistic meta:table-count="1" meta:cell-count="206" meta:object-count="0"/>
  </office:meta>
</office:document-meta>
</file>